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7.504cm"/>
    </style:style>
    <style:style style:name="co3" style:family="table-column">
      <style:table-column-properties fo:break-before="auto" style:column-width="6.7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Sqrt(1296)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^pi</text:p>
          </table:table-cell>
          <table:table-cell table:style-name="ce2" office:value-type="float" office:value="36.4621596072" calcext:value-type="float">
            <text:p>36.4621596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mlmdHk=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ddle C 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01111000" calcext:value-type="float">
            <text:p>10101111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3204 (8)</text:p>
          </table:table-cell>
          <table:table-cell office:value-type="float" office:value="18684" calcext:value-type="float">
            <text:p>186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^20</text:p>
          </table:table-cell>
          <table:table-cell table:style-name="ce2" office:value-type="float" office:value="1048576" calcext:value-type="float">
            <text:p>10485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3 MiB</text:p>
          </table:table-cell>
          <table:table-cell table:style-name="ce2" table:formula="of:=13*1048576" office:value-type="float" office:value="13631488" calcext:value-type="float">
            <text:p>13631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ed of light </text:p>
          </table:table-cell>
          <table:table-cell table:style-name="ce2" office:value-type="float" office:value="299792458" calcext:value-type="float">
            <text:p>299792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.0.0.1</text:p>
          </table:table-cell>
          <table:table-cell office:value-type="float" office:value="1459617793" calcext:value-type="float">
            <text:p>1459617793</text:p>
          </table:table-cell>
          <table:table-cell office:value-type="string" calcext:value-type="string">
            <text:p>'01010111000000000000000000000001'</text:p>
          </table:table-cell>
        </table:table-row>
        <table:table-row table:style-name="ro1">
          <table:table-cell office:value-type="string" calcext:value-type="string">
            <text:p>java integer</text:p>
          </table:table-cell>
          <table:table-cell table:formula="of:=2^31-1" office:value-type="float" office:value="2147483647" calcext:value-type="float">
            <text:p>21474836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 YiB</text:p>
          </table:table-cell>
          <table:table-cell table:style-name="ce2" table:formula="of:=8*1.20892581961463E+024" office:value-type="float" office:value="9.67140655691703E+024" calcext:value-type="float">
            <text:p>9671406556917030000000000</text:p>
          </table:table-cell>
          <table:table-cell office:value-type="string" calcext:value-type="string">
            <text:p>'1208925819614629174706176'</text:p>
          </table:table-cell>
        </table:table-row>
      </table:table>
      <table:named-expressions/>
      <table:database-ranges>
        <table:database-range table:name="__Anonymous_Sheet_DB__0" table:target-range-address="Sheet1.A1:Sheet1.C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nisio Perez-Mavrogenis</meta:initial-creator>
    <meta:creation-date>2015-05-14T23:59:13.349431059</meta:creation-date>
    <dc:date>2015-05-15T00:19:20.695687110</dc:date>
    <dc:creator>Dionisio Perez-Mavrogenis</dc:creator>
    <meta:editing-duration>PT14M21S</meta:editing-duration>
    <meta:editing-cycles>3</meta:editing-cycles>
    <meta:generator>LibreOffice/4.2.8.2$Linux_X86_64 LibreOffice_project/420m0$Build-2</meta:generator>
    <meta:document-statistic meta:table-count="1" meta:cell-count="36" meta:object-count="0"/>
  </office:meta>
</office:document-meta>
</file>